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style:style style:name="P4"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1dbfd3"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5 Arithmetic Operators </text:h>
      <text:p text:style-name="P1"/>
      <text:h text:style-name="Heading_20_2" text:outline-level="2">Arithmetic Operators </text:h>
      <text:p text:style-name="P1"/>
      <text:p text:style-name="P1">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P1"/>
      <text:p text:style-name="P5">Function <text:tab/>Syntax<text:tab/> Comment </text:p>
      <text:p text:style-name="P1">+ (Addition) <text:tab/>B = expression + expression [ + expression…] <text:tab/>Returns the sum of two or more expressions. Expression can be anumber, variable or another expression. </text:p>
      <text:p text:style-name="P1">- (Subtraction)<text:tab/> B = expression – expression[ - expression…] <text:tab/>Returns the difference between two or more expressions. </text:p>
      <text:p text:style-name="P1">* (Multiplication) <text:tab/>B = expression * expression[ * expression…] <text:tab/>Returns the product of two or more expressions. </text:p>
      <text:p text:style-name="P5">/ (Division)<text:tab/> B = expression / expression[ / expression…] <text:tab/>Returns the division of two or more expression. The result implicitly converted tothe target data type. That is, if B is an integer, the result will be rounded, if B is a double or single, the result will be a decimal number. Note: If the second expression evaluates to zero(0), then a run time error will occur. </text:p>
      <text:p text:style-name="P5">\ (Integer Division) <text:tab/>B = expression \ expression[ \ expression…] </text:p>
      <text:p text:style-name="P1">Returns the integer result of division of two or more </text:p>
      <text:p text:style-name="P1">expressions. The result is implicitly converted to an integer. </text:p>
      <text:p text:style-name="P1">Note: If the second </text:p>
      <text:p text:style-name="P1">expression evaluates to zero(0), then a run time error will </text:p>
      <text:p text:style-name="P1">occur. </text:p>
      <text:p text:style-name="P5">^ (Exponentiation)<text:tab/> B = expression^value<text:tab/><text:tab/>Returns the result of raising expression to the power of value. That is 2^2 = 2*2. </text:p>
      <text:p text:style-name="P1">MOD (Modulo) <text:tab/>B = expression MOD <text:tab/>Returns the remainder of </text:p>
      <text:p text:style-name="P1"/>
      <text:p text:style-name="P1"/>
      <text:p text:style-name="P2"/>
      <text:p text:style-name="P1">Function Syntax Comment </text:p>
      <text:p text:style-name="P1">expression the implicit division of theexpressions as an integerresult. If expression is adecimal value, expression isrounded before the division. </text:p>
      <text:p text:style-name="P1">- (Negation) B = - expression Returns the negated valueof expression. This is thesame as multiplying by –1. Ifexpression is positive, B willnegative. If expression isnegative, B will positive. </text:p>
      <text:p text:style-name="P1">( ) (Parenthesis) B = expression operator </text:p>
      <text:p text:style-name="P1">( expression [operatorexpression [ (…]) </text:p>
      <text:p text:style-name="P1">Forces evaluation of </text:p>
      <text:p text:style-name="P1">expression. Parenthesis canbe nested, but must be </text:p>
      <text:p text:style-name="P1">closed properly or a compileerror will occur. </text:p>
      <text:p text:style-name="P1"/>
      <text:p text:style-name="P1">Table 5.1: Arithmetic Operators </text:p>
      <text:p text:style-name="P1"/>
      <text:p text:style-name="P1">You should be familiar with most of these operators from math class. Integerdivision is used when you are not concerned about the remainder of the division process.</text:p>
      <text:p text:style-name="P1">The Mod operator has several uses including executing some code only at certain times,</text:p>
      <text:p text:style-name="P1">and for creating wrap-around functions such as are likely to occur when a sprite reachesthe edge of the screen and needs to wrap around to the other side. </text:p>
      <text:p text:style-name="P1"/>
      <text:p text:style-name="P1">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1"/>
      <text:p text:style-name="P1">Operator </text:p>
      <text:p text:style-name="P1">( ) (Parenthesis) </text:p>
      <text:p text:style-name="P1">^ (Exponentiation) </text:p>
      <text:p text:style-name="P1">- (Negation) </text:p>
      <text:p text:style-name="P1">*, / (Multiplication and division) </text:p>
      <text:p text:style-name="P1">\ (Integer division) </text:p>
      <text:p text:style-name="P1">MOD (Modulus) </text:p>
      <text:p text:style-name="P1">SHL, SHR (Shift bit left and shift bit right) </text:p>
      <text:p text:style-name="P1">+, - (Addition and subtraction) </text:p>
      <text:p text:style-name="P1"/>
      <text:p text:style-name="P1">Table 5.2: Precedence of Arithmetic Operators </text:p>
      <text:p text:style-name="P1"/>
      <text:p text:style-name="P1"/>
      <text:p text:style-name="P1">The SHL and SHR operators will be discussed in the next section, BitwiseOperators. They are included here to show where they fall in the precedence rules. </text:p>
      <text:p text:style-name="P1"/>
      <text:p text:style-name="P1">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ext:soft-page-break/>twooperands, the compiler will read the next element of the expression which will be the *</text:p>
      <text:p text:style-name="P1">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1"/>
      <text:p text:style-name="P1">If you wanted to make sure that 5 + 6 gets evaluated first, then you would useparenthesis to force the evaluation. You would write the parenthesized expression as (5 +</text:p>
      <text:p text:style-name="P1">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1">+, and 6 are read followed by the ). The ) signals the end of the parenthesis operation, sothe 5 and 6 are added together and pushed onto the stack. The * is read along with the 3.</text:p>
      <text:p text:style-name="P1">The stack at this point contains an 11, * and 3. The 11 and 3 are multiplied together and33 is returned as the result of the evaluation. </text:p>
      <text:p text:style-name="P1"/>
      <text:p text:style-name="P1">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1"/>
      <text:p text:style-name="P1">The following program demonstrates both implicit evaluation and forcedevaluation. </text:p>
      <text:p text:style-name="P1"/>
      <text:list xml:id="list2706892544" text:style-name="Numbering_20_2">
        <text:list-item>
          <text:p text:style-name="_5f_code">Option Explicit </text:p>
        </text:list-item>
        <text:list-item>
          <text:p text:style-name="_5f_code"/>
        </text:list-item>
        <text:list-item>
          <text:p text:style-name="_5f_code">Dim As Integer myInt </text:p>
        </text:list-item>
        <text:list-item>
          <text:p text:style-name="_5f_code"/>
        </text:list-item>
        <text:list-item>
          <text:p text:style-name="_5f_code">'Let compiler evaluate expression according to precedence </text:p>
        </text:list-item>
        <text:list-item>
          <text:p text:style-name="_5f_code">myInt = 5 + 6 * 3 <text:s/></text:p>
        </text:list-item>
        <text:list-item>
          <text:p text:style-name="_5f_code">Print "Expression 5 + 6 * 3 = ";myInt </text:p>
        </text:list-item>
        <text:list-item>
          <text:p text:style-name="_5f_code"/>
        </text:list-item>
        <text:list-item>
          <text:p text:style-name="_5f_code">'Force evaluation </text:p>
        </text:list-item>
        <text:list-item>
          <text:p text:style-name="_5f_code">myInt = (5 + 6) * 3 </text:p>
        </text:list-item>
        <text:list-item>
          <text:p text:style-name="_5f_code">Print "Expression (5 + 6) * 3 = ";myInt </text:p>
        </text:list-item>
        <text:list-item>
          <text:p text:style-name="_5f_code"/>
        </text:list-item>
        <text:list-item>
          <text:p text:style-name="_5f_code">'Wait for keypress </text:p>
        </text:list-item>
        <text:list-item>
          <text:p text:style-name="_5f_code"><text:s/></text:p>
        </text:list-item>
        <text:list-item>
          <text:p text:style-name="_5f_code">Sleep </text:p>
        </text:list-item>
        <text:list-item>
          <text:p text:style-name="_5f_code"><text:s/></text:p>
        </text:list-item>
        <text:list-item>
          <text:p text:style-name="_5f_code">End </text:p>
        </text:list-item>
        <text:list-item>
          <text:p text:style-name="_5f_code"/>
        </text:list-item>
      </text:list>
      <text:p text:style-name="P1"/>
      <text:p text:style-name="P1">Listing 5.1: precedence.bas </text:p>
      <text:p text:style-name="P1"/>
      <text:p text:style-name="P1"/>
      <text:p text:style-name="P1"><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ext:soft-page-break/>theexpression which is printed to the console screen in line 11. Lines 14 and 15 close theprogram in the usual way. </text:p>
      <text:p text:style-name="P1"/>
      <text:p text:style-name="P1">As you can see from the output below, using parenthesis allows you to control theevaluation of the expression. </text:p>
      <text:p text:style-name="P1"/>
      <text:p text:style-name="P1">Expression 5 + 6 * 3 = 23 </text:p>
      <text:p text:style-name="P1">Expression (5 + 6) * 3 = 33 </text:p>
      <text:p text:style-name="P1"/>
      <text:p text:style-name="P1"/>
      <text:p text:style-name="P1">Output 5.1: precedence.bas </text:p>
      <text:p text:style-name="P1"/>
      <text:p text:style-name="P1">What about the case where tow operators are used that have the sameprecedence level? How does FreeBasic evaluate the expression? To find out, run thefollowing program. </text:p>
      <text:p text:style-name="P1"/>
      <text:list xml:id="list110522297345268" text:continue-numbering="true" text:style-name="Numbering_20_2">
        <text:list-item>
          <text:p text:style-name="_5f_code"><text:s/>Option Explicit </text:p>
        </text:list-item>
        <text:list-item>
          <text:p text:style-name="_5f_code"><text:s/></text:p>
        </text:list-item>
        <text:list-item>
          <text:p text:style-name="_5f_code"><text:s/>Dim As Integer myInt </text:p>
        </text:list-item>
        <text:list-item>
          <text:p text:style-name="_5f_code"><text:s/></text:p>
        </text:list-item>
        <text:list-item>
          <text:p text:style-name="_5f_code"><text:s/>'Expression 1 </text:p>
        </text:list-item>
        <text:list-item>
          <text:p text:style-name="_5f_code"><text:s/>myInt = 3 + 5 4 </text:p>
        </text:list-item>
        <text:list-item>
          <text:p text:style-name="_5f_code"><text:s/></text:p>
        </text:list-item>
        <text:list-item>
          <text:p text:style-name="_5f_code"><text:s/>Print "Expression 1: 3 + 5 4 is";myInt </text:p>
        </text:list-item>
        <text:list-item>
          <text:p text:style-name="_5f_code"><text:s/></text:p>
        </text:list-item>
        <text:list-item>
          <text:p text:style-name="_5f_code"><text:s/>'Expression 2 </text:p>
        </text:list-item>
        <text:list-item>
          <text:p text:style-name="_5f_code"><text:s/>myInt = 3 5 + 4 </text:p>
        </text:list-item>
        <text:list-item>
          <text:p text:style-name="_5f_code"><text:s/></text:p>
        </text:list-item>
        <text:list-item>
          <text:p text:style-name="_5f_code"><text:s/>Print "Expression 2: 3 5 + 4 is";myInt </text:p>
        </text:list-item>
        <text:list-item>
          <text:p text:style-name="_5f_code"><text:s/></text:p>
        </text:list-item>
        <text:list-item>
          <text:p text:style-name="_5f_code"><text:s/>'Expression 3 </text:p>
        </text:list-item>
        <text:list-item>
          <text:p text:style-name="_5f_code"><text:s/>myInt = 6 * 2 / 3 </text:p>
        </text:list-item>
        <text:list-item>
          <text:p text:style-name="_5f_code"><text:s/></text:p>
        </text:list-item>
        <text:list-item>
          <text:p text:style-name="_5f_code"><text:s/>Print "Expression 3: 6 * 2 / 3 is";myInt </text:p>
        </text:list-item>
        <text:list-item>
          <text:p text:style-name="_5f_code"><text:s/></text:p>
        </text:list-item>
        <text:list-item>
          <text:p text:style-name="_5f_code"><text:s/>'Expression 4 </text:p>
        </text:list-item>
        <text:list-item>
          <text:p text:style-name="_5f_code"><text:s/>myInt = 6 / 2 * 3 </text:p>
        </text:list-item>
        <text:list-item>
          <text:p text:style-name="_5f_code"><text:s/></text:p>
        </text:list-item>
        <text:list-item>
          <text:p text:style-name="_5f_code"><text:s/>Print "Expression 4: 6 / 2 * 3 is";myInt </text:p>
        </text:list-item>
        <text:list-item>
          <text:p text:style-name="_5f_code"><text:s/>Sleep </text:p>
        </text:list-item>
        <text:list-item>
          <text:p text:style-name="_5f_code">End </text:p>
        </text:list-item>
        <text:list-item>
          <text:p text:style-name="_5f_code"/>
        </text:list-item>
        <text:list-item>
          <text:p text:style-name="_5f_code"/>
        </text:list-item>
      </text:list>
      <text:p text:style-name="P1">Listing 5.2: sameprecedence.bas </text:p>
      <text:p text:style-name="P1"/>
      <text:p text:style-name="P1"><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The results are printed in lines 8 and 13. Line 16 and 21 use the * and / operators on thesame manner to test the order of evaluation and the results are printed in lines 18 and</text:p>
      <text:p text:style-name="P1"/>
      <text:p text:style-name="P1">23. </text:p>
      <text:p text:style-name="P1">Running the program produces the following result. </text:p>
      <text:p text:style-name="P1"/>
      <text:p text:style-name="P1">Expression 1: 3 + 5 4 </text:p>
      <text:p text:style-name="P1">is 4 </text:p>
      <text:p text:style-name="P1"/>
      <text:p text:style-name="P1"/>
      <text:p text:style-name="P1">Expression 2: 3 5 </text:p>
      <text:p text:style-name="P1"><text:soft-page-break/>+ 4 is 2 </text:p>
      <text:p text:style-name="P1"/>
      <text:p text:style-name="P1"/>
      <text:p text:style-name="P1">Expression 3: 6 * 2 / 3 is 4 </text:p>
      <text:p text:style-name="P1"/>
      <text:p text:style-name="P1"/>
      <text:p text:style-name="P1">Expression 4: 6 / 2 * 3 is 9 </text:p>
      <text:p text:style-name="P1"/>
      <text:p text:style-name="P1"/>
      <text:p text:style-name="P1">Output 5.2: Output of sameprecedence.bas </text:p>
      <text:p text:style-name="P1"/>
      <text:p text:style-name="P1">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
      <text:p text:style-name="P1">This is the case where parenthesis are very helpful in ensuring that the evaluationorder is according to your program needs. When in doubt, always use parenthesis toensure that the result is what you want in your program. </text:p>
      <text:p text:style-name="P1"/>
      <text:h text:style-name="Heading_20_2" text:outline-level="2">Shortcut Arithmetic Operators </text:h>
      <text:p text:style-name="P1"/>
      <text:p text:style-name="P1">FreeBasic has a number of shortcut arithmetic operators similar to those found inthe C programming language. These operators have the same precedence as their singlecounterparts. The following table lists the shortcut operators. </text:p>
      <text:p text:style-name="P1"/>
      <text:p text:style-name="P1">Operator Syntax Comment </text:p>
      <text:p text:style-name="P1">+= B += expression Add B to expression andassign to B. </text:p>
      <text:p text:style-name="P1">-= B -= expression Subtract B to expressionand assign to B. </text:p>
      <text:p text:style-name="P1">*= B *= expression Multiply B to expression andassign to B. </text:p>
      <text:p text:style-name="P1">/= B /= expression Divide B by expression and </text:p>
      <text:p text:style-name="P1"/>
      <text:p text:style-name="P1"/>
      <text:p text:style-name="P1">Operator Syntax Comment </text:p>
      <text:p text:style-name="P1">assign to B. </text:p>
      <text:p text:style-name="P1">\= B \= expression Integer divide B byexpression and assign to B. </text:p>
      <text:p text:style-name="P1"/>
      <text:p text:style-name="P1">Table 5.3: Shortcut Arithmetic Operators </text:p>
      <text:p text:style-name="P1"/>
      <text:p text:style-name="P1">Using these operators will cut down on the typing you have to do, especially forstatements such as a = a + 1, which can be written as a += 1. </text:p>
      <text:p text:style-name="P1"/>
      <text:p text:style-name="P1"/>
      <text:h text:style-name="Heading_20_2" text:outline-level="2">Binary Number System </text:h>
      <text:p text:style-name="P1"/>
      <text:p text:style-name="P1">Computers use the binary, or base 2, numbering system to represent data. Base <text:soft-page-break/>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1">byte has 8 bits, a short has 16 bits, an integer has 32 bits and a longint has 64 bits. </text:p>
      <text:p text:style-name="P1"/>
      <text:p text:style-name="P1">You will notice that each data type is double the size of the previous data type.</text:p>
      <text:p text:style-name="P1">This is because the binary system uses powers of 2 to represent data. 20 is 1. 21 is 2. 22 is </text:p>
      <text:p text:style-name="P1"/>
      <text:p text:style-name="P1">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skipped since it has a zero, followed by 22 and finally 23. Resolving the power terms givesyou 1 + 4 + 8 which equals 13. The value ranges for the different data types is a directresult of the number of bits in each data type. </text:p>
      <text:p text:style-name="P1">Being able to manipulate individual bits, bytes and words has a number of uses.</text:p>
      <text:p text:style-name="P1">For example, the messaging system of the Windows API use integers to store both the idof a control and event the control received, as the following code snippet shows. </text:p>
      <text:p text:style-name="P1"/>
      <text:p text:style-name="P1">1 </text:p>
      <text:p text:style-name="P1">Case WM_COMMAND2 </text:p>
      <text:p text:style-name="P1">wmId = Loword( wParam )</text:p>
      <text:p text:style-name="P1">3 </text:p>
      <text:p text:style-name="P1">wmEvent = Hiword( wParam ) </text:p>
      <text:p text:style-name="P1"/>
      <text:p text:style-name="P1"/>
      <text:p text:style-name="P1">Listing 5.3: Snippet from Windows Message Loop </text:p>
      <text:p text:style-name="P1"/>
      <text:p text:style-name="P1">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
      <text:h text:style-name="Heading_20_2" text:outline-level="2">The Sign Bit </text:h>
      <text:p text:style-name="P1"/>
      <text:p text:style-name="P1">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binary 5 is 0000 0101. Negating all the bits results in 1111 1010. Adding 1 results in 11111011. Since the leftmost bit is 1, this is a negative number. </text:p>
      <text:p text:style-name="P1"/>
      <text:p text:style-name="P1"/>
      <text:p text:style-name="P1">We can confirm this by using the power of 2 notation which results in the following:</text:p>
      <text:p text:style-name="P1">-128 (27) + 64 (26) + 32 (25) + 16 (24) + 8 (23) + 0 + 2 (21) + 1 (20) = - 5. Remember, ifa bit is zero, we add zero to the total. The following program shows the binaryrepresentation of both positive 5 and negative five. </text:p>
      <text:p text:style-name="P1"><text:soft-page-break/></text:p>
      <text:p text:style-name="P1"/>
      <text:p text:style-name="P1"/>
      <text:p text:style-name="P1">Option Explicit </text:p>
      <text:p text:style-name="P1"/>
      <text:p text:style-name="P1"/>
      <text:p text:style-name="P1">Dim As Byte myByte </text:p>
      <text:p text:style-name="P1">Dim As String myBits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Sleep </text:p>
      <text:p text:style-name="P1">End </text:p>
      <text:p text:style-name="P1"/>
      <text:p text:style-name="P1"/>
      <text:p text:style-name="P1">Listing 5.4: signbit.bas </text:p>
      <text:p text:style-name="P1"/>
      <text:p text:style-name="P1"><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
      <text:p text:style-name="P1">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text:soft-page-break/></text:p>
      <text:p text:style-name="P1">In line 13 the binary string is printed in two groups of four, that is each nybble, tomake the display easier to read. The Mid function used in line 13 returns a portion of a </text:p>
      <text:p text:style-name="P1"/>
      <text:p text:style-name="P1"/>
      <text:p text:style-name="P1">string. The first parameter of the Mid function is the string, the second is the startposition and the third parameter is the number of characters to copy. The first Midreturns the first four characters, which is appended to a space using the &amp; operator,</text:p>
      <text:p text:style-name="P1">which in turn is appended to the last four characters. </text:p>
      <text:p text:style-name="P1"/>
      <text:p text:style-name="P1">Line 15 sets myByte to -5 and lines 17 through 22 format the output and display itto the screen. The program is ended in the usual manner. </text:p>
      <text:p text:style-name="P1"/>
      <text:p text:style-name="P1">When you run the program the following output is displayed. </text:p>
      <text:p text:style-name="P1"/>
      <text:p text:style-name="P1">myByte = 5 which is binary 0000 0101 </text:p>
      <text:p text:style-name="P1"/>
      <text:p text:style-name="P1"/>
      <text:p text:style-name="P1">myByte =5 </text:p>
      <text:p text:style-name="P1">which is binary 1111 1011 </text:p>
      <text:p text:style-name="P1"/>
      <text:p text:style-name="P1"/>
      <text:p text:style-name="P1">Output 5.3: Output of signbit.bas </text:p>
      <text:p text:style-name="P1"/>
      <text:p text:style-name="P1">You can see that the output for -5 matches the Two's Complement form. We canconfirm this by negating 1111 1011 which results in 0000 0100 and adding 1 whichresults in 0000 0101, or positive 5. </text:p>
      <text:p text:style-name="P1"/>
      <text:p text:style-name="P1">Why is this important? Signed data types have a smaller range of values thanunsigned data types because a bit is being used to represent the sign of the number. Ifyou are needing to store a large number of data values, such as ids, in a byte or integer,</text:p>
      <text:p text:style-name="P1">the number of possible values you can store depends on whether it is signed orunsigned. If the number of values needed exceed the range of a signed data type, thenuse an unsigned data type. </text:p>
      <text:p text:style-name="P1"/>
      <text:h text:style-name="Heading_20_2" text:outline-level="2">A Look Ahead </text:h>
      <text:p text:style-name="P1"/>
      <text:p text:style-name="P1">There are times when you need to manipulate individual bits and bytes of avariable. FreeBasic has a rich set of bitwise operators and macros that you will see in thenext chapt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indent="0in" style:auto-text-indent="tru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5 Arithmetic Operators </dc:title>
    <dc:date>2019-02-26T11:05:20.133069309</dc:date>
    <meta:editing-duration>PT37M56S</meta:editing-duration>
    <meta:editing-cycles>4</meta:editing-cycles>
    <meta:generator>LibreOffice/6.0.7.3$Linux_X86_64 LibreOffice_project/00m0$Build-3</meta:generator>
    <meta:document-statistic meta:table-count="0" meta:image-count="0" meta:object-count="0" meta:page-count="8" meta:paragraph-count="188" meta:word-count="2643" meta:character-count="14387" meta:non-whitespace-character-count="11770"/>
    <meta:template xlink:type="simple" xlink:actuate="onRequest" xlink:title="" xlink:href="../fbeginnerm.odm" meta:date="2019-02-25T21:26:06.225937175"/>
  </office:meta>
</office:document-meta>
</file>